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2" style:family="paragraph" style:parent-style-name="Standard">
      <style:paragraph-properties fo:line-height="150%"/>
      <style:text-properties style:font-name="Ubuntu" fo:font-size="14pt" officeooo:rsid="00110969" officeooo:paragraph-rsid="00110969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Ubuntu" fo:font-size="14pt" officeooo:rsid="00110969" officeooo:paragraph-rsid="0013f0fe" style:font-size-asian="14pt" style:font-size-complex="14pt"/>
    </style:style>
    <style:style style:name="P4" style:family="paragraph" style:parent-style-name="Heading_20_1">
      <style:paragraph-properties fo:line-height="150%" fo:text-align="center" style:justify-single-word="false"/>
      <style:text-properties style:font-name="Ubuntu"/>
    </style:style>
    <style:style style:name="P5" style:family="paragraph" style:parent-style-name="Heading_20_2">
      <style:paragraph-properties fo:line-height="150%" fo:text-align="center" style:justify-single-word="false"/>
      <style:text-properties style:font-name="Ubuntu"/>
    </style:style>
    <style:style style:name="P6" style:family="paragraph" style:parent-style-name="Standard">
      <style:paragraph-properties fo:line-height="150%"/>
      <style:text-properties style:font-name="Ubuntu" fo:font-size="14pt" officeooo:rsid="001601c2" officeooo:paragraph-rsid="001601c2" style:font-size-asian="14pt" style:font-size-complex="14pt"/>
    </style:style>
    <style:style style:name="P7" style:family="paragraph" style:parent-style-name="Standard">
      <style:paragraph-properties fo:line-height="150%" fo:text-align="center" style:justify-single-word="false"/>
      <style:text-properties style:font-name="Ubuntu" fo:font-size="14pt" officeooo:rsid="001601c2" officeooo:paragraph-rsid="001601c2" style:font-size-asian="14pt" style:font-size-complex="14pt"/>
    </style:style>
    <style:style style:name="P8" style:family="paragraph" style:parent-style-name="Standard">
      <style:paragraph-properties fo:line-height="150%"/>
      <style:text-properties style:font-name="Ubuntu" fo:font-size="14pt" style:font-size-asian="14pt" style:font-size-complex="14pt"/>
    </style:style>
    <style:style style:name="P9" style:family="paragraph" style:parent-style-name="Standard">
      <style:paragraph-properties fo:line-height="150%"/>
      <style:text-properties style:font-name="Ubuntu" fo:font-size="14pt" officeooo:rsid="00110969" officeooo:paragraph-rsid="00167693" style:font-size-asian="14pt" style:font-size-complex="14pt"/>
    </style:style>
    <style:style style:name="P10" style:family="paragraph" style:parent-style-name="Standard">
      <style:paragraph-properties fo:line-height="150%"/>
      <style:text-properties style:font-name="Ubuntu" fo:font-size="14pt" officeooo:rsid="00110969" officeooo:paragraph-rsid="001a51e5" style:font-size-asian="14pt" style:font-size-complex="14pt"/>
    </style:style>
    <style:style style:name="P11" style:family="paragraph" style:parent-style-name="Standard">
      <style:paragraph-properties fo:line-height="150%"/>
      <style:text-properties style:font-name="Ubuntu" fo:font-size="14pt" officeooo:rsid="00110969" officeooo:paragraph-rsid="001c21d6" style:font-size-asian="14pt" style:font-size-complex="14pt"/>
    </style:style>
    <style:style style:name="P12" style:family="paragraph" style:parent-style-name="Standard">
      <style:paragraph-properties fo:line-height="150%"/>
      <style:text-properties style:font-name="Ubuntu" fo:font-size="14pt" officeooo:rsid="00110969" officeooo:paragraph-rsid="001c9280" style:font-size-asian="14pt" style:font-size-complex="14pt"/>
    </style:style>
    <style:style style:name="T1" style:family="text">
      <style:text-properties officeooo:rsid="00128d34"/>
    </style:style>
    <style:style style:name="T2" style:family="text">
      <style:text-properties officeooo:rsid="0013530b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3530b" style:font-weight-asian="bold" style:font-weight-complex="bold"/>
    </style:style>
    <style:style style:name="T5" style:family="text">
      <style:text-properties fo:font-weight="bold" officeooo:rsid="0013f0fe" style:font-weight-asian="bold" style:font-weight-complex="bold"/>
    </style:style>
    <style:style style:name="T6" style:family="text">
      <style:text-properties fo:font-weight="bold" officeooo:rsid="00167693" style:font-weight-asian="bold" style:font-weight-complex="bold"/>
    </style:style>
    <style:style style:name="T7" style:family="text">
      <style:text-properties fo:font-weight="bold" officeooo:rsid="001a51e5" style:font-weight-asian="bold" style:font-weight-complex="bold"/>
    </style:style>
    <style:style style:name="T8" style:family="text">
      <style:text-properties fo:font-weight="bold" officeooo:rsid="001c21d6" style:font-weight-asian="bold" style:font-weight-complex="bold"/>
    </style:style>
    <style:style style:name="T9" style:family="text">
      <style:text-properties officeooo:rsid="0013f0fe"/>
    </style:style>
    <style:style style:name="T10" style:family="text">
      <style:text-properties fo:font-weight="normal" officeooo:rsid="001a51e5" style:font-weight-asian="normal" style:font-weight-complex="normal"/>
    </style:style>
    <style:style style:name="T11" style:family="text">
      <style:text-properties fo:font-weight="normal" officeooo:rsid="001c21d6" style:font-weight-asian="normal" style:font-weight-complex="normal"/>
    </style:style>
    <style:style style:name="T12" style:family="text">
      <style:text-properties fo:font-weight="normal" fo:background-color="#dddddd" loext:char-shading-value="0" style:font-weight-asian="normal" style:font-weight-complex="normal"/>
    </style:style>
    <style:style style:name="T13" style:family="text">
      <style:text-properties fo:font-weight="normal" officeooo:rsid="0013530b" fo:background-color="#dddddd" loext:char-shading-value="0" style:font-weight-asian="normal" style:font-weight-complex="normal"/>
    </style:style>
    <style:style style:name="T14" style:family="text">
      <style:text-properties fo:font-weight="normal" officeooo:rsid="0013f0fe" fo:background-color="#dddddd" loext:char-shading-value="0" style:font-weight-asian="normal" style:font-weight-complex="normal"/>
    </style:style>
    <style:style style:name="T15" style:family="text">
      <style:text-properties fo:font-weight="normal" officeooo:rsid="001c21d6" fo:background-color="#dddddd" loext:char-shading-value="0" style:font-weight-asian="normal" style:font-weight-complex="normal"/>
    </style:style>
    <style:style style:name="T16" style:family="text">
      <style:text-properties officeooo:rsid="00186c98"/>
    </style:style>
    <style:style style:name="T17" style:family="text">
      <style:text-properties officeooo:rsid="001a0156"/>
    </style:style>
    <style:style style:name="T18" style:family="text">
      <style:text-properties officeooo:rsid="001a51e5"/>
    </style:style>
    <style:style style:name="T19" style:family="text">
      <style:text-properties officeooo:rsid="001c9280"/>
    </style:style>
    <style:style style:name="T20" style:family="text">
      <style:text-properties officeooo:rsid="001f3ee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1">Meta Tags</text:h>
      <text:p text:style-name="P12">As meta tags<text:span text:style-name="T19"> fornecem informações de definições ou são r</text:span>esponsaveis pelas configurações do site. <text:span text:style-name="T1">F</text:span>az o navegador interpretar melhor o site <text:span text:style-name="T1">e ajuda no </text:span>S.E.O (ranqueamento de um site nas paginas do google). <text:span text:style-name="T1">Por ser responsavel pela configuração elas não são visiveis </text:span><text:span text:style-name="T2">mas são muito importantes, </text:span><text:span text:style-name="T20">por isso são inseridas dentro da tag &lt;head&gt;.</text:span></text:p>
      <text:p text:style-name="P2"/>
      <text:p text:style-name="P3"><text:span text:style-name="T3">&lt;</text:span><text:span text:style-name="T4">meta charset=” ”&gt; -</text:span><text:span text:style-name="T2"> Configura quais os tipos de caracteres aceitos/que terão no site. O padrão é “UTF-8”, que permite todos os caracteres do alfabeto. Acentuações, minusculas, maiusculas, numeros, simbolos </text:span><text:span text:style-name="T9">etc.</text:span></text:p>
      <text:p text:style-name="P3">: <text:span text:style-name="T12">&lt;</text:span><text:span text:style-name="T13">meta charset=”</text:span><text:span text:style-name="T14">UTF-8</text:span><text:span text:style-name="T13">”&gt; </text:span></text:p>
      <text:p text:style-name="P2"/>
      <text:p text:style-name="P2"><text:span text:style-name="T3">&lt;</text:span><text:span text:style-name="T5">meta name=”</text:span><text:span text:style-name="T6">description</text:span><text:span text:style-name="T5">“ content=” “&gt; -</text:span><text:span text:style-name="T9"> </text:span><text:span text:style-name="T16">É a descrição </text:span><text:span text:style-name="T17">do site</text:span><text:span text:style-name="T16"> </text:span><text:span text:style-name="T17">que aparece na pagina do google, </text:span><text:span text:style-name="T18">o que o usuario vê antes de entrar no site:</text:span></text:p>
      <text:p text:style-name="P1"/>
      <text:p text:style-name="P9"><text:span text:style-name="T3">&lt;</text:span><text:span text:style-name="T5">meta name=”</text:span><text:span text:style-name="T6">author</text:span><text:span text:style-name="T5">“ content=” “&gt; - </text:span><text:span text:style-name="T10">Informa quem é o autor do site, serve para os motores de busca do google e para quem estiver olhando o código fonte. É possível inserir tanto o nome quanto alguma rede social ou algo importante que represente o autor.</text:span></text:p>
      <text:p text:style-name="P9"><text:span text:style-name="T10"/></text:p>
      <text:p text:style-name="P10"><text:span text:style-name="T3">&lt;</text:span><text:span text:style-name="T5">meta name=”</text:span><text:span text:style-name="T7">keywords</text:span><text:span text:style-name="T5">“ content=” “&gt; -</text:span><text:span text:style-name="T10"> São as palavras chave do site. Serve para ajudar no S.E.O, ou seja, ajudar com os motores de busca.</text:span></text:p>
      <text:p text:style-name="P10"><text:span text:style-name="T10"/></text:p>
      <text:p text:style-name="P11"><text:span text:style-name="T3">&lt;</text:span><text:span text:style-name="T5">meta name=”</text:span><text:span text:style-name="T8">viewport</text:span><text:span text:style-name="T5">“ content=”</text:span><text:span text:style-name="T7">width=device-width, initial-scale=1.0</text:span><text:span text:style-name="T5">“&gt; -</text:span><text:span text:style-name="T10"> Define o viewport do site. </text:span><text:span text:style-name="T11">Vai fazer o site iniciar com o tamanho do dispositivo usado para acessa-lo, ou seja, vai adaptar o tamanho do site para cada dispositivo.</text:span></text:p>
      <text:p text:style-name="P11"><text:span text:style-name="T11"/></text:p>
      <text:p text:style-name="P11"><text:soft-page-break/><text:span text:style-name="T8">&lt;meta http-equiv=” ” content=“ ” /&gt; -</text:span><text:span text:style-name="T11"> Faz o site repetir algo a cada valor do content: </text:span><text:span text:style-name="T15">&lt;meta http-equiv=”refresh” content=“5” /&gt; </text:span><text:span text:style-name="T11"><text:s/>→ Faz o site recarregar a cada 5 segundos.</text:span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1"><text:span text:style-name="T11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5" text:outline-level="2">Links</text:h>
      <text:p text:style-name="P7">- <text:a xlink:type="simple" xlink:href="https://www.youtube.com/watch?v=-Q-pOaw9whE&amp;ab_channel=Refatorando" text:style-name="Internet_20_link" text:visited-style-name="Visited_20_Internet_20_Link">https://www.youtube.com/watch?v=-Q-pOaw9whE&amp;ab_channel=Refatorando</text:a> 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21T13:14:49.384988709</meta:creation-date>
    <dc:date>2023-07-24T17:33:41.437219572</dc:date>
    <meta:editing-duration>PT1H15M40S</meta:editing-duration>
    <meta:editing-cycles>9</meta:editing-cycles>
    <meta:generator>LibreOffice/7.0.4.2$Linux_X86_64 LibreOffice_project/00$Build-2</meta:generator>
    <meta:document-statistic meta:table-count="0" meta:image-count="0" meta:object-count="0" meta:page-count="2" meta:paragraph-count="11" meta:word-count="252" meta:character-count="1590" meta:non-whitespace-character-count="1346"/>
  </office:meta>
</office:document-meta>
</file>